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7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default-cell-style-name="ce4"/>
        <table:table-row table:style-name="ro1">
          <table:table-cell table:style-name="Default" office:value-type="string" calcext:value-type="string">
            <text:p>Letter</text:p>
          </table:table-cell>
          <table:table-cell table:style-name="Default" office:value-type="string" calcext:value-type="string">
            <text:p>Percentaje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0.8167" calcext:value-type="float">
            <text:p>0,8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0.1492" calcext:value-type="float">
            <text:p>0,1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0.2782" calcext:value-type="float">
            <text:p>0,2782</text:p>
          </table:table-cell>
          <table:table-cell table:number-columns-repeated="10"/>
          <table:table-cell table:style-name="ce4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0.4253" calcext:value-type="float">
            <text:p>0,42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1.2702" calcext:value-type="float">
            <text:p>1,2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0.2228" calcext:value-type="float">
            <text:p>0,2228</text:p>
          </table:table-cell>
          <table:table-cell table:number-columns-repeated="13"/>
          <table:table-cell table:style-name="ce3"/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0.2015" calcext:value-type="float">
            <text:p>0,2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0.6094" calcext:value-type="float">
            <text:p>0,60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0.6966" calcext:value-type="float">
            <text:p>0,6966</text:p>
          </table:table-cell>
          <table:table-cell table:number-columns-repeated="5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0.0253" calcext:value-type="float">
            <text:p>0,02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0.1772" calcext:value-type="float">
            <text:p>0,1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0.4025" calcext:value-type="float">
            <text:p>0,4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0.2406" calcext:value-type="float">
            <text:p>0,2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0.6749" calcext:value-type="float">
            <text:p>0,67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0.7507" calcext:value-type="float">
            <text:p>0,7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.1929" calcext:value-type="float">
            <text:p>0,1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0.0095" calcext:value-type="float">
            <text:p>0,0095</text:p>
          </table:table-cell>
          <table:table-cell table:number-columns-repeated="5"/>
          <table:table-cell table:style-name="ce4"/>
          <table:table-cell table:number-columns-repeated="2"/>
          <table:table-cell table:style-name="ce3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0.5987" calcext:value-type="float">
            <text:p>0,5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0.6327" calcext:value-type="float">
            <text:p>0,6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0.9056" calcext:value-type="float">
            <text:p>0,9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0.2758" calcext:value-type="float">
            <text:p>0,2758</text:p>
          </table:table-cell>
          <table:table-cell table:number-columns-repeated="13"/>
          <table:table-cell table:style-name="ce3"/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0.0978" calcext:value-type="float">
            <text:p>0,09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0.236" calcext:value-type="float">
            <text:p>0,2360</text:p>
          </table:table-cell>
          <table:table-cell table:number-columns-repeated="5"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0.025" calcext:value-type="float">
            <text:p>0,0250</text:p>
          </table:table-cell>
          <table:table-cell table:number-columns-repeated="5"/>
          <table:table-cell table:style-name="ce4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0.1974" calcext:value-type="float">
            <text:p>0,1974</text:p>
          </table:table-cell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0.0074" calcext:value-type="float">
            <text:p>0,0074</text:p>
          </table:table-cell>
          <table:table-cell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5" loext:min-decimal-places="5" number:min-integer-digits="1" number:grouping="true"/>
    </number:number-style>
    <number:number-style style:name="N107">
      <number:number number:decimal-places="6" loext:min-decimal-places="6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4T19:00:37.108000000</meta:creation-date>
    <dc:date>2024-05-24T19:07:29.621000000</dc:date>
    <meta:editing-duration>PT6M53S</meta:editing-duration>
    <meta:editing-cycles>1</meta:editing-cycles>
    <meta:document-statistic meta:table-count="1" meta:cell-count="54" meta:object-count="0"/>
    <meta:generator>LibreOffice/6.1.4.2$Windows_X86_64 LibreOffice_project/9d0f32d1f0b509096fd65e0d4bec26ddd1938fd3</meta:generator>
  </office:meta>
</office:document-meta>
</file>